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Ubuntu Mono', monospace"/>
    <style:font-face style:name="Consolas1" svg:font-family="Consolas, Monaco, 'Andale Mon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dea9" officeooo:paragraph-rsid="001bdea9"/>
    </style:style>
    <style:style style:name="P2" style:family="paragraph" style:parent-style-name="Standard">
      <style:text-properties officeooo:rsid="001bdea9" officeooo:paragraph-rsid="0020c7bc"/>
    </style:style>
    <style:style style:name="P3" style:family="paragraph" style:parent-style-name="Standard">
      <style:text-properties fo:font-weight="bold" officeooo:rsid="001bdea9" officeooo:paragraph-rsid="001bdea9" style:font-weight-asian="bold" style:font-weight-complex="bold"/>
    </style:style>
    <style:style style:name="P4" style:family="paragraph" style:parent-style-name="Standard">
      <style:text-properties officeooo:rsid="001dd880" officeooo:paragraph-rsid="001dd880"/>
    </style:style>
    <style:style style:name="P5" style:family="paragraph" style:parent-style-name="Standard">
      <style:text-properties officeooo:rsid="001f3333" officeooo:paragraph-rsid="001f3333"/>
    </style:style>
    <style:style style:name="P6" style:family="paragraph" style:parent-style-name="Standard">
      <style:text-properties officeooo:rsid="0020c7bc" officeooo:paragraph-rsid="0020c7bc"/>
    </style:style>
    <style:style style:name="P7" style:family="paragraph" style:parent-style-name="Standard">
      <style:paragraph-properties fo:break-before="page"/>
      <style:text-properties fo:font-weight="bold" officeooo:rsid="001bdea9" officeooo:paragraph-rsid="001bdea9" style:font-weight-asian="bold" style:font-weight-complex="bold"/>
    </style:style>
    <style:style style:name="P8"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style>
    <style:style style:name="T1" style:family="text">
      <style:text-properties fo:font-weight="bold" style:font-weight-asian="bold" style:font-weight-complex="bold"/>
    </style:style>
    <style:style style:name="T2" style:family="text">
      <style:text-properties fo:font-variant="normal" fo:text-transform="none" fo:color="#0077aa" style:font-name="Consolas" fo:font-size="10.5pt" fo:letter-spacing="normal" fo:font-style="normal" fo:font-weight="normal" loext:padding="0cm" loext:border="none"/>
    </style:style>
    <style:style style:name="T3" style:family="text">
      <style:text-properties fo:font-variant="normal" fo:text-transform="none" fo:color="#0077aa" style:font-name="Consolas" fo:font-size="10.5pt" fo:letter-spacing="normal" fo:font-style="normal" fo:font-weight="normal" officeooo:rsid="0020c7bc" loext:padding="0cm" loext:border="none"/>
    </style:style>
    <style:style style:name="T4" style:family="text">
      <style:text-properties fo:font-variant="normal" fo:text-transform="none" fo:color="#3b3c40" style:font-name="Consolas" fo:font-size="10.5pt" fo:letter-spacing="normal" fo:font-style="normal" fo:font-weight="normal" loext:padding="0cm" loext:border="none"/>
    </style:style>
    <style:style style:name="T5" style:family="text">
      <style:text-properties fo:font-variant="normal" fo:text-transform="none" fo:color="#3b3c40" style:font-name="Consolas" fo:font-size="10.5pt" fo:letter-spacing="normal" fo:font-style="normal" fo:font-weight="normal" officeooo:rsid="0020c7bc" loext:padding="0cm" loext:border="none"/>
    </style:style>
    <style:style style:name="T6" style:family="text">
      <style:text-properties fo:font-variant="normal" fo:text-transform="none" fo:color="#3b3c40" fo:letter-spacing="normal" loext:padding="0cm" loext:border="none"/>
    </style:style>
    <style:style style:name="T7" style:family="text">
      <style:text-properties fo:font-variant="normal" fo:text-transform="none" fo:color="#3b3c40" fo:letter-spacing="normal" officeooo:rsid="0020c7bc" loext:padding="0cm" loext:border="none"/>
    </style:style>
    <style:style style:name="T8" style:family="text">
      <style:text-properties fo:font-variant="normal" fo:text-transform="none" fo:color="#dd4a68" style:font-name="Consolas" fo:font-size="10.5pt" fo:letter-spacing="normal" fo:font-style="normal" fo:font-weight="normal" loext:padding="0cm" loext:border="none"/>
    </style:style>
    <style:style style:name="T9" style:family="text">
      <style:text-properties fo:font-variant="normal" fo:text-transform="none" fo:color="#dd4a68" style:font-name="Consolas" fo:font-size="10.5pt" fo:letter-spacing="normal" fo:font-style="normal" fo:font-weight="normal" officeooo:rsid="0020c7bc" loext:padding="0cm" loext:border="none"/>
    </style:style>
    <style:style style:name="T10" style:family="text">
      <style:text-properties fo:font-variant="normal" fo:text-transform="none" fo:color="#999999" style:font-name="Consolas" fo:font-size="10.5pt" fo:letter-spacing="normal" fo:font-style="normal" fo:font-weight="normal" loext:padding="0cm" loext:border="none"/>
    </style:style>
    <style:style style:name="T11" style:family="text">
      <style:text-properties fo:font-variant="normal" fo:text-transform="none" fo:color="#999999" style:font-name="Consolas" fo:font-size="10.5pt" fo:letter-spacing="normal" fo:font-style="normal" fo:font-weight="normal" officeooo:rsid="0020c7bc" loext:padding="0cm" loext:border="none"/>
    </style:style>
    <style:style style:name="T12" style:family="text">
      <style:text-properties fo:font-variant="normal" fo:text-transform="none" fo:color="#708090" style:font-name="Consolas" fo:font-size="10.5pt" fo:letter-spacing="normal" fo:font-style="normal" fo:font-weight="normal" loext:padding="0cm" loext:border="none"/>
    </style:style>
    <style:style style:name="T13" style:family="text">
      <style:text-properties fo:font-variant="normal" fo:text-transform="none" fo:color="#708090" style:font-name="Consolas" fo:font-size="10.5pt" fo:letter-spacing="normal" fo:font-style="normal" fo:font-weight="normal" officeooo:rsid="0020c7bc" loext:padding="0cm" loext:border="none"/>
    </style:style>
    <style:style style:name="T14" style:family="text">
      <style:text-properties fo:font-variant="normal" fo:text-transform="none" fo:color="#a67f59" style:font-name="Consolas" fo:font-size="10.5pt" fo:letter-spacing="normal" fo:font-style="normal" fo:font-weight="normal" loext:padding="0cm" loext:border="none"/>
    </style:style>
    <style:style style:name="T15" style:family="text">
      <style:text-properties fo:font-variant="normal" fo:text-transform="none" fo:color="#a67f59" style:font-name="Consolas" fo:font-size="10.5pt" fo:letter-spacing="normal" fo:font-style="normal" fo:font-weight="normal" officeooo:rsid="0020c7bc" loext:padding="0cm" loext:border="none"/>
    </style:style>
    <style:style style:name="T16" style:family="text">
      <style:text-properties fo:font-variant="normal" fo:text-transform="none" fo:color="#990055" style:font-name="Consolas" fo:font-size="10.5pt" fo:letter-spacing="normal" fo:font-style="normal" fo:font-weight="normal" loext:padding="0cm" loext:border="none"/>
    </style:style>
    <style:style style:name="T17" style:family="text">
      <style:text-properties fo:font-variant="normal" fo:text-transform="none" fo:color="#990055" style:font-name="Consolas" fo:font-size="10.5pt" fo:letter-spacing="normal" fo:font-style="normal" fo:font-weight="normal" officeooo:rsid="0020c7bc"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ues 3 Difference between Bind &amp; Call.</text:p>
      <text:p text:style-name="P1"/>
      <text:p text:style-name="P1"><text:span text:style-name="T1">Bind : </text:span>The bind() method creates a new function that, when called, has its this keyword set to the provided value, with a given sequence of arguments preceding any provided when the new function is called.</text:p>
      <text:p text:style-name="P1">Eg :</text:p>
      <text:p text:style-name="P1">var person = { <text:s/></text:p>
      <text:p text:style-name="P1"><text:s text:c="2"/>name: "James Smith",</text:p>
      <text:p text:style-name="P1"><text:s text:c="2"/>hello: function(thing) {</text:p>
      <text:p text:style-name="P1"><text:s text:c="4"/>console.log(this.name + " says hello " + thing);</text:p>
      <text:p text:style-name="P1"><text:s text:c="2"/>}</text:p>
      <text:p text:style-name="P1">}</text:p>
      <text:p text:style-name="P1"/>
      <text:p text:style-name="P1">var helloFunc = person.hello.bind(person);</text:p>
      <text:p text:style-name="P1">helloFunc("world");</text:p>
      <text:p text:style-name="P1">Output : James Smith says hello world</text:p>
      <text:p text:style-name="P1"/>
      <text:p text:style-name="P1"/>
      <text:p text:style-name="P1"/>
      <text:p text:style-name="P1"><text:span text:style-name="T1">Call : </text:span>The call() method calls a function with a given this value and arguments provided individually.</text:p>
      <text:p text:style-name="P1">Difference is in call() method function also called immediately whether in bind() it is for future reference.</text:p>
      <text:p text:style-name="P1"/>
      <text:p text:style-name="P1">Eg :-</text:p>
      <text:p text:style-name="P1">var person = { <text:s/></text:p>
      <text:p text:style-name="P1"><text:s text:c="2"/>name: "James Smith",</text:p>
      <text:p text:style-name="P1"><text:s text:c="2"/>hello: function(thing) {</text:p>
      <text:p text:style-name="P1"><text:s text:c="4"/>console.log(this.name + " says hello " + thing);</text:p>
      <text:p text:style-name="P1"><text:s text:c="2"/>}</text:p>
      <text:p text:style-name="P1">}</text:p>
      <text:p text:style-name="P1"/>
      <text:p text:style-name="P1">person.hello.call(person, "world");</text:p>
      <text:p text:style-name="P1">Output : James Smith says hello world</text:p>
      <text:p text:style-name="P1"/>
      <text:p text:style-name="P1"/>
      <text:p text:style-name="P1"/>
      <text:p text:style-name="P7">Q4. Explain 3 properties of argument object.</text:p>
      <text:p text:style-name="P1"/>
      <text:p text:style-name="P1"/>
      <text:p text:style-name="P1"><text:span text:style-name="T1">arguments.callee() :</text:span> <text:s/>Callee is a property of the arguments object. It can be used to refer to the currently executing function inside the function body of that function. This is useful when the name of the function is unknown, such as within a function expression with no name (also called "anonymous functions").</text:p>
      <text:p text:style-name="P1"/>
      <text:p text:style-name="P1">Eg :-</text:p>
      <text:p text:style-name="P6"><text:s text:c="4"/>function create() {</text:p>
      <text:p text:style-name="P6"><text:s text:c="3"/>return function(n) {</text:p>
      <text:p text:style-name="P6"><text:s text:c="6"/>if (n &lt;= 1)</text:p>
      <text:p text:style-name="P6"><text:s text:c="9"/>return 1;</text:p>
      <text:p text:style-name="P6"><text:s text:c="6"/>return n * arguments.callee(n - 1);</text:p>
      <text:p text:style-name="P6"><text:s text:c="3"/>};</text:p>
      <text:p text:style-name="P6">}</text:p>
      <text:p text:style-name="P1">55</text:p>
      <text:p text:style-name="P1"/>
      <text:p text:style-name="P1"><text:span text:style-name="T1">arguments[@@iterator] : <text:s/></text:span>Returns a new Array Iterator object that contains the values for each index in the arguments</text:p>
      <text:p text:style-name="P1"/>
      <text:p text:style-name="P1">Eg :- </text:p>
      <text:p text:style-name="P5">function myFunction() {</text:p>
      <text:p text:style-name="P5"><text:s text:c="2"/>for (let letter of arguments) {</text:p>
      <text:p text:style-name="P5"><text:s text:c="4"/>console.log(letter);</text:p>
      <text:p text:style-name="P5"><text:s text:c="2"/>}</text:p>
      <text:p text:style-name="P5">}</text:p>
      <text:p text:style-name="P1">Output <text:s/>:</text:p>
      <text:p text:style-name="P5">myFunction('Hello', 'Friends', 'Bie', 'bie', 'world');</text:p>
      <text:p text:style-name="P5">VM272:5 Hello</text:p>
      <text:p text:style-name="P5">VM272:5 Friends</text:p>
      <text:p text:style-name="P5">VM272:5 Bie</text:p>
      <text:p text:style-name="P5">VM272:5 bie</text:p>
      <text:p text:style-name="P5">VM272:5 world</text:p>
      <text:p text:style-name="P1"/>
      <text:p text:style-name="P1"><text:span text:style-name="T1">Arguments.length :</text:span> The arguments.length property provides the number of arguments actually passed to a function.</text:p>
      <text:p text:style-name="P6"/>
      <text:p text:style-name="P2">Eg :- </text:p>
      <text:p text:style-name="P6">function adder(base /*, n2, ... */) {</text:p>
      <text:p text:style-name="P6"><text:s text:c="2"/>base = Number(base);</text:p>
      <text:p text:style-name="P6"><text:s text:c="2"/>for (var i = 1; i &lt; arguments.length; i++) {</text:p>
      <text:p text:style-name="P6"><text:s text:c="4"/>base += Number(arguments[i]);</text:p>
      <text:p text:style-name="P6"><text:s text:c="2"/>}</text:p>
      <text:p text:style-name="P6"><text:s text:c="2"/>return base;</text:p>
      <text:p text:style-name="P6">}</text:p>
      <text:p text:style-name="P6"/>
      <text:p text:style-name="P1">Output :</text:p>
      <text:p text:style-name="P4">adder(4,6,8);</text:p>
      <text:p text:style-name="P4">18</text:p>
      <text:p text:style-name="P4">adder(3,6,7,8,9,2);</text:p>
      <text:p text:style-name="P4">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Andale Mono', 'Ubuntu Mono', monospace"/>
    <style:font-face style:name="Consolas1" svg:font-family="Consolas, Monaco, 'Andale Mon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6:29:42.210614244</meta:creation-date>
    <dc:date>2017-02-27T16:46:15.839095495</dc:date>
    <meta:editing-duration>PT16M32S</meta:editing-duration>
    <meta:editing-cycles>5</meta:editing-cycles>
    <meta:generator>LibreOffice/5.1.6.2$Linux_X86_64 LibreOffice_project/10m0$Build-2</meta:generator>
    <meta:document-statistic meta:table-count="0" meta:image-count="0" meta:object-count="0" meta:page-count="2" meta:paragraph-count="62" meta:word-count="323" meta:character-count="2017" meta:non-whitespace-character-count="1676"/>
  </office:meta>
</office:document-meta>
</file>